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398in"/>
    </style:style>
    <style:style style:name="co3" style:family="table-column">
      <style:table-column-properties fo:break-before="auto" style:column-width="2.7535in"/>
    </style:style>
    <style:style style:name="co4" style:family="table-column">
      <style:table-column-properties fo:break-before="auto" style:column-width="4.1811in"/>
    </style:style>
    <style:style style:name="co5" style:family="table-column">
      <style:table-column-properties fo:break-before="auto" style:column-width="5.081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№</text:p>
          </table:table-cell>
          <table:table-cell office:value-type="string">
            <text:p>Группа вопросов</text:p>
          </table:table-cell>
          <table:table-cell office:value-type="string">
            <text:p>Вопрос</text:p>
          </table:table-cell>
          <table:table-cell office:value-type="string">
            <text:p>Ответ и ссылка на ревизию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лассы анализа</text:p>
          </table:table-cell>
          <table:table-cell office:value-type="string">
            <text:p>На схеме неоходимо описать интерфейсные функции</text:p>
          </table:table-cell>
          <table:table-cell office:value-type="string">
            <text:p>Функции описал между классами анализа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лассы проектирования</text:p>
          </table:table-cell>
          <table:table-cell office:value-type="string">
            <text:p>На схеме неоходимо описать интерфейсные функции</text:p>
          </table:table-cell>
          <table:table-cell office:value-type="string">
            <text:p>Функции описал внутри классов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лассы кодирования</text:p>
          </table:table-cell>
          <table:table-cell office:value-type="string">
            <text:p>Сгруппировать по принадлежности к классам проектирования</text:p>
          </table:table-cell>
          <table:table-cell office:value-type="string">
            <text:p>Сгруппировал и в схеме указал к какому классу проектирования относится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5">12/25/2014</text:date>, <text:time>10:5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9M</meta:editing-duration>
    <meta:editing-cycles>7</meta:editing-cycles>
    <meta:generator>OpenOffice.org/3.3$Win32 OpenOffice.org_project/330m20$Build-9567</meta:generator>
    <dc:date>2014-12-25T10:55:01.75</dc:date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